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itle" style:master-page-name="First_20_Page">
      <style:paragraph-properties style:page-number="auto"/>
    </style:style>
    <style:style style:name="P5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a0936" style:font-size-asian="16pt" style:font-size-complex="16pt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f0a4f" style:font-size-asian="16pt" style:font-size-complex="16pt"/>
    </style:style>
    <style:style style:name="P7" style:family="paragraph" style:parent-style-name="Text_20_body" style:list-style-name="L2">
      <style:paragraph-properties fo:text-align="start" style:justify-single-word="false"/>
      <style:text-properties fo:font-size="16pt" officeooo:rsid="00184efa" officeooo:paragraph-rsid="002d4d3b" style:font-size-asian="16pt" style:font-size-complex="16pt"/>
    </style:style>
    <style:style style:name="P8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d4d3b" style:font-size-asian="16pt" style:font-size-complex="16pt"/>
    </style:style>
    <style:style style:name="T1" style:family="text">
      <style:text-properties officeooo:rsid="001db187"/>
    </style:style>
    <style:style style:name="T2" style:family="text">
      <style:text-properties officeooo:rsid="00195db8"/>
    </style:style>
    <style:style style:name="T3" style:family="text">
      <style:text-properties officeooo:rsid="0028259d"/>
    </style:style>
    <style:style style:name="T4" style:family="text">
      <style:text-properties officeooo:rsid="00295264"/>
    </style:style>
    <style:style style:name="T5" style:family="text">
      <style:text-properties officeooo:rsid="002c0425"/>
    </style:style>
    <style:style style:name="T6" style:family="text">
      <style:text-properties officeooo:rsid="002d4d3b"/>
    </style:style>
    <style:style style:name="T7" style:family="text">
      <style:text-properties officeooo:rsid="002e5eca"/>
    </style:style>
    <style:style style:name="T8" style:family="text">
      <style:text-properties officeooo:rsid="002eba39"/>
    </style:style>
    <style:style style:name="T9" style:family="text">
      <style:text-properties officeooo:rsid="002f0a4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pte rendu de séance</text:p>
      <text:p text:style-name="P3">SAE C12</text:p>
      <text:p text:style-name="P3">IHM</text:p>
      <text:p text:style-name="P8">Personne présente et tâche accomplie <text:span text:style-name="T2">de </text:span><text:span text:style-name="T3">13</text:span><text:span text:style-name="T2">h</text:span><text:span text:style-name="T3">0</text:span><text:span text:style-name="T2">0 à 1</text:span><text:span text:style-name="T5">6</text:span><text:span text:style-name="T2">h</text:span><text:span text:style-name="T5">0</text:span><text:span text:style-name="T2">0</text:span> :</text:p>
      <text:list text:style-name="L2">
        <text:list-item>
          <text:p text:style-name="P7">DAVID Gabriel  (<text:span text:style-name="T9">télétravail</text:span>) : <text:span text:style-name="T3">correction de bug et ajout d’une </text:span><text:span text:style-name="T5">méthode pour écrire un fichier json pour enregistrer les données d’u</text:span><text:span text:style-name="T6">n</text:span><text:span text:style-name="T5"> magasin.</text:span></text:p>
        </text:list-item>
      </text:list>
      <text:list text:style-name="L1">
        <text:list-item>
          <text:p text:style-name="P5">GUILMIN Leny  (<text:span text:style-name="T9">télétravail</text:span>) : <text:span text:style-name="T7">Réalisation d’un nouveau dock dans lequel on peut sélectionner le nombre de case pour un plan et que le plan est bougeable.</text:span></text:p>
        </text:list-item>
        <text:list-item>
          <text:p text:style-name="P6">FONTAINE Aurélien  (<text:span text:style-name="T9">télétravail</text:span>) : <text:span text:style-name="T8">Changement de la sélection du magasin en y mettant un bouton pour choisir un fichier à ouvrir au lieu du combox qu’il y avait avan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1db187"/>
    </style:style>
    <style:style style:name="MT2" style:family="text">
      <style:text-properties officeooo:rsid="002d4d3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<text:span text:style-name="MT1">1</text:span><text:span text:style-name="MT2">7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5-17T17:01:24.548000000</dc:date>
    <meta:editing-duration>PT2H5M36S</meta:editing-duration>
    <meta:editing-cycles>21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9" meta:word-count="108" meta:character-count="627" meta:non-whitespace-character-count="527"/>
  </office:meta>
</office:document-meta>
</file>